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2000003D241486DBB61E9C8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8.2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3pt" style:font-size-asian="23pt" style:font-size-complex="23pt"/>
    </style:style>
    <style:style style:name="P5" style:family="paragraph">
      <loext:graphic-properties draw:fill="none" draw:fill-color="#ffffff"/>
      <style:paragraph-properties fo:text-align="center"/>
      <style:text-properties fo:font-size="23pt" style:font-size-asian="23pt" style:font-size-complex="2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1.068cm" svg:height="2.95cm" svg:x="1.957cm" svg:y="0.549cm" svg:viewBox="0 0 11069 2951" svg:d="M181 31c576 145 1157 239 1740 374 436 101 893 105 1341 112 381 6 753-123 1124-225 354-96 717-158 1087-186 410-31 822-45 1232 0 364 39 728-18 1087-75 427-67 849-13 1269 38 368 44 724 165 1087 262 472 125 768 581 834 1045 53 378 213 859-109 1159-313 292-777 250-1196 149-374-89-758 363-1123 187-408-197-749 10-1124 37s-757 81-1124 0c-368-80-734-221-1123-149-371 68-775-213-1124-75-421 168-741 66-1123 113-408 50-815 95-1233 37-383-53-776 29-1159-37l-363-113-181-37z">
          <text:p/>
        </draw:path>
        <draw:frame draw:style-name="gr2" draw:text-style-name="P3" draw:layer="layout" svg:width="10.5cm" svg:height="2.75cm" svg:x="2cm" svg:y="0.5cm">
          <draw:text-box>
            <text:p text:style-name="P2"><text:span text:style-name="T1">ΟΛΗ Η ΣΥΓΧΡΟΝΗ </text:span><text:span text:style-name="T1">ΨΗΦΙΑΚΗ ΥΠΟΔΟΜΗ</text:span></text:p>
          </draw:text-box>
        </draw:frame>
        <draw:path draw:style-name="gr1" draw:text-style-name="P1" draw:layer="layout" svg:width="7.94cm" svg:height="7.061cm" svg:x="12.613cm" svg:y="14.077cm" svg:viewBox="0 0 7941 7062" svg:d="M290 130c418-120 867-203 1305-36 388 148 821 101 1232 145 417 44 817-122 1232-109 412 14 824-16 1232-72 391-54 797-65 1160 72 330 124 740-230 906 399 109 412 431 741 472 1160 37 373 9 742 72 1124 64 392 40 800 0 1196-38 377 22 756-72 1123-135 524-711 641-1052 979-324 322-718 575-1159 725-388 132-790 261-1196 217-388-42-780-45-1160-145-393-103-808 35-1196-109-352-131-726-49-1088-72h-362-363-253z">
          <text:p/>
        </draw:path>
        <draw:frame draw:style-name="gr3" draw:text-style-name="P5" draw:layer="layout" svg:width="8.25cm" svg:height="8.5cm" svg:x="12.5cm" svg:y="13.5cm">
          <draw:text-box>
            <text:p text:style-name="P4"><text:span text:style-name="T2">ΕΝΑ ΠΡΟΤΖΕΚΤ ΠΟΥ ΕΝΑ ΤΥΧΑΙΟ ΑΤΟΜΟ ΑΠΟ ΤΗΝ ΝΕΜΠΡΑΣΚΑ ΣΥΝΤΗΡΕΙ ΑΣΚΟΠΑ ΑΠΟ ΤΟ 200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02000003D241486DBB61E9C83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2T15:11:54.703093591</meta:creation-date>
    <dc:date>2023-06-02T15:20:57.605293983</dc:date>
    <meta:editing-duration>PT9M5S</meta:editing-duration>
    <meta:editing-cycles>1</meta:editing-cycles>
    <meta:document-statistic meta:object-count="4"/>
    <meta:generator>LibreOffice/7.3.7.2$Linux_X86_64 LibreOffice_project/30$Build-2</meta:generator>
  </office:meta>
</office:document-meta>
</file>